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933cm"/>
    </style:style>
    <style:style style:name="co11" style:family="table-column">
      <style:table-column-properties fo:break-before="auto" style:column-width="2.0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AA 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I.1</text:p>
          </table:table-cell>
          <table:table-cell office:value-type="string" calcext:value-type="string">
            <text:p>I.2</text:p>
          </table:table-cell>
          <table:table-cell office:value-type="string" calcext:value-type="string">
            <text:p>I.3</text:p>
          </table:table-cell>
          <table:table-cell office:value-type="string" calcext:value-type="string">
            <text:p>I.4</text:p>
          </table:table-cell>
          <table:table-cell office:value-type="string" calcext:value-type="string">
            <text:p>I.5</text:p>
          </table:table-cell>
          <table:table-cell office:value-type="string" calcext:value-type="string">
            <text:p>II.1</text:p>
          </table:table-cell>
          <table:table-cell office:value-type="string" calcext:value-type="string">
            <text:p>II.2</text:p>
          </table:table-cell>
          <table:table-cell office:value-type="string" calcext:value-type="string">
            <text:p>III.1</text:p>
          </table:table-cell>
          <table:table-cell office:value-type="string" calcext:value-type="string">
            <text:p>III.2</text:p>
          </table:table-cell>
          <table:table-cell office:value-type="string" calcext:value-type="string">
            <text:p>III.3</text:p>
          </table:table-cell>
          <table:table-cell office:value-type="string" calcext:value-type="string">
            <text:p>III.4</text:p>
          </table:table-cell>
          <table:table-cell office:value-type="string" calcext:value-type="string">
            <text:p>IV.1</text:p>
          </table:table-cell>
          <table:table-cell office:value-type="string" calcext:value-type="string">
            <text:p>IV.2</text:p>
          </table:table-cell>
          <table:table-cell office:value-type="string" calcext:value-type="string">
            <text:p>IV.3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VI.1</text:p>
          </table:table-cell>
          <table:table-cell office:value-type="string" calcext:value-type="string">
            <text:p>VI.2</text:p>
          </table:table-cell>
          <table:table-cell office:value-type="string" calcext:value-type="string">
            <text:p>VI.3</text:p>
          </table:table-cell>
          <table:table-cell office:value-type="string" calcext:value-type="string">
            <text:p>VI.4</text:p>
          </table:table-cell>
          <table:table-cell office:value-type="string" calcext:value-type="string">
            <text:p>VI.5</text:p>
          </table:table-cell>
          <table:table-cell office:value-type="string" calcext:value-type="string">
            <text:p>VI.6</text:p>
          </table:table-cell>
        </table:table-row>
        <table:table-row table:style-name="ro1">
          <table:table-cell office:value-type="string" calcext:value-type="string">
            <text:p>Barèm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0.25*SUMPRODUCT([.D3:.Y3];[.$D$2:.$Y$2])" office:value-type="float" office:value="27.75" calcext:value-type="float">
            <text:p>27,75</text:p>
          </table:table-cell>
          <table:table-cell table:number-columns-repeated="2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lassaux</text:p>
          </table:table-cell>
          <table:table-cell/>
          <table:table-cell table:formula="of:=0.25*SUMPRODUCT([.D4:.Y4];[.$D$2:.$Y$2])" office:value-type="float" office:value="11.4375" calcext:value-type="float">
            <text:p>11,437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talmoudou_Kone</text:p>
          </table:table-cell>
          <table:table-cell/>
          <table:table-cell table:formula="of:=0.25*SUMPRODUCT([.D5:.Y5];[.$D$2:.$Y$2])"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oment</text:p>
          </table:table-cell>
          <table:table-cell/>
          <table:table-cell table:formula="of:=0.25*SUMPRODUCT([.D6:.Y6];[.$D$2:.$Y$2])" office:value-type="float" office:value="17.375" calcext:value-type="float">
            <text:p>17,37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aret</text:p>
          </table:table-cell>
          <table:table-cell/>
          <table:table-cell table:formula="of:=0.25*SUMPRODUCT([.D7:.Y7];[.$D$2:.$Y$2])" office:value-type="float" office:value="16.75" calcext:value-type="float">
            <text:p>16,7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3"/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cquot</text:p>
          </table:table-cell>
          <table:table-cell/>
          <table:table-cell table:formula="of:=0.25*SUMPRODUCT([.D8:.Y8];[.$D$2:.$Y$2])"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guerre</text:p>
          </table:table-cell>
          <table:table-cell/>
          <table:table-cell table:formula="of:=0.25*SUMPRODUCT([.D9:.Y9];[.$D$2:.$Y$2])" office:value-type="float" office:value="9.0625" calcext:value-type="float">
            <text:p>9,06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ig</text:p>
          </table:table-cell>
          <table:table-cell/>
          <table:table-cell table:formula="of:=0.25*SUMPRODUCT([.D10:.Y10];[.$D$2:.$Y$2])" office:value-type="float" office:value="9.375" calcext:value-type="float">
            <text:p>9,3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sinos</text:p>
          </table:table-cell>
          <table:table-cell/>
          <table:table-cell table:formula="of:=0.25*SUMPRODUCT([.D11:.Y11];[.$D$2:.$Y$2])" office:value-type="float" office:value="22.25" calcext:value-type="float">
            <text:p>22,2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gin</text:p>
          </table:table-cell>
          <table:table-cell/>
          <table:table-cell table:formula="of:=0.25*SUMPRODUCT([.D12:.Y12];[.$D$2:.$Y$2])" office:value-type="float" office:value="5.25" calcext:value-type="float">
            <text:p>5,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</text:p>
          </table:table-cell>
          <table:table-cell/>
          <table:table-cell table:formula="of:=0.25*SUMPRODUCT([.D13:.Y13];[.$D$2:.$Y$2])" office:value-type="float" office:value="12.1875" calcext:value-type="float">
            <text:p>12,18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rson</text:p>
          </table:table-cell>
          <table:table-cell/>
          <table:table-cell table:formula="of:=0.25*SUMPRODUCT([.D14:.Y14];[.$D$2:.$Y$2])" office:value-type="float" office:value="7.25" calcext:value-type="float">
            <text:p>7,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emer</text:p>
          </table:table-cell>
          <table:table-cell/>
          <table:table-cell table:formula="of:=0.25*SUMPRODUCT([.D15:.Y15];[.$D$2:.$Y$2])" office:value-type="float" office:value="21.75" calcext:value-type="float">
            <text:p>21,7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ca</text:p>
          </table:table-cell>
          <table:table-cell/>
          <table:table-cell table:formula="of:=0.25*SUMPRODUCT([.D16:.Y16];[.$D$2:.$Y$2])" office:value-type="float" office:value="13.5" calcext:value-type="float">
            <text:p>13,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chepine</text:p>
          </table:table-cell>
          <table:table-cell/>
          <table:table-cell table:formula="of:=0.25*SUMPRODUCT([.D17:.Y17];[.$D$2:.$Y$2])" office:value-type="float" office:value="19.375" calcext:value-type="float">
            <text:p>19,37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onot</text:p>
          </table:table-cell>
          <table:table-cell/>
          <table:table-cell table:formula="of:=0.25*SUMPRODUCT([.D18:.Y18];[.$D$2:.$Y$2])"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ha</text:p>
          </table:table-cell>
          <table:table-cell/>
          <table:table-cell table:formula="of:=0.25*SUMPRODUCT([.D19:.Y19];[.$D$2:.$Y$2])" office:value-type="float" office:value="13.25" calcext:value-type="float">
            <text:p>13,2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ssier</text:p>
          </table:table-cell>
          <table:table-cell/>
          <table:table-cell table:formula="of:=0.25*SUMPRODUCT([.D20:.Y20];[.$D$2:.$Y$2])" office:value-type="float" office:value="13.125" calcext:value-type="float">
            <text:p>13,1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llon</text:p>
          </table:table-cell>
          <table:table-cell/>
          <table:table-cell table:formula="of:=0.25*SUMPRODUCT([.D21:.Y21];[.$D$2:.$Y$2])" office:value-type="float" office:value="12.75" calcext:value-type="float">
            <text:p>12,7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let</text:p>
          </table:table-cell>
          <table:table-cell/>
          <table:table-cell table:formula="of:=0.25*SUMPRODUCT([.D22:.Y22];[.$D$2:.$Y$2])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0.25*SUMPRODUCT([.D23:.Y23];[.$D$2:.$Y$2])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4:Feuille1.Y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3:15:15.563510085</meta:creation-date>
    <meta:generator>LibreOffice/7.3.7.2$Linux_X86_64 LibreOffice_project/30$Build-2</meta:generator>
    <dc:date>2024-01-15T08:10:12.235202772</dc:date>
    <meta:editing-duration>PT4H17M9S</meta:editing-duration>
    <meta:editing-cycles>35</meta:editing-cycles>
    <meta:document-statistic meta:table-count="1" meta:cell-count="391" meta:object-count="0"/>
  </office:meta>
</office:document-meta>
</file>